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loext:contextual-spacing="false" fo:margin-top="0in" fo:margin-bottom="0.111in" fo:line-height="100%"/>
    </style:style>
    <style:style style:name="P2" style:family="paragraph" style:parent-style-name="Standard">
      <style:paragraph-properties loext:contextual-spacing="false" fo:margin-top="0in" fo:margin-bottom="0.111in" fo:line-height="100%"/>
    </style:style>
    <style:style style:name="P3" style:family="paragraph" style:parent-style-name="Standard">
      <style:paragraph-properties loext:contextual-spacing="false" fo:margin-top="0in" fo:margin-bottom="0in" fo:line-height="100%"/>
    </style:style>
    <style:style style:name="P4" style:family="paragraph" style:parent-style-name="Standard">
      <style:paragraph-properties loext:contextual-spacing="false" fo:margin-top="0in" fo:margin-bottom="0in" fo:line-height="100%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loext:contextual-spacing="false" fo:margin-left="0in" fo:margin-right="0in" fo:margin-top="0in" fo:margin-bottom="0.111in" fo:line-height="100%" fo:text-indent="0in" style:auto-text-indent="false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loext:contextual-spacing="false" fo:margin-left="0in" fo:margin-right="0in" fo:margin-top="0in" fo:margin-bottom="0.111in" fo:line-height="100%" fo:text-indent="0in" style:auto-text-indent="false"/>
    </style:style>
    <style:style style:name="P7" style:family="paragraph" style:parent-style-name="Standard">
      <style:paragraph-properties loext:contextual-spacing="false" fo:margin-left="0in" fo:margin-right="0in" fo:margin-top="0in" fo:margin-bottom="0.111in" fo:line-height="100%" fo:text-indent="0.4917in" style:auto-text-indent="false"/>
    </style:style>
    <style:style style:name="P8" style:family="paragraph" style:parent-style-name="Standard">
      <style:paragraph-properties loext:contextual-spacing="false" fo:margin-left="0.5in" fo:margin-right="0in" fo:margin-top="0in" fo:margin-bottom="0.111in" fo:line-height="100%" fo:text-indent="0.4917in" style:auto-text-indent="false"/>
    </style:style>
    <style:style style:name="P9" style:family="paragraph" style:parent-style-name="Standard">
      <style:paragraph-properties loext:contextual-spacing="false" fo:margin-left="0in" fo:margin-right="0in" fo:margin-top="0in" fo:margin-bottom="0.111in" fo:line-height="100%" fo:text-indent="0.5in" style:auto-text-indent="false"/>
    </style:style>
    <style:style style:name="P10" style:family="paragraph" style:parent-style-name="Standard" style:master-page-name="Standard">
      <style:paragraph-properties loext:contextual-spacing="false" fo:margin-top="0in" fo:margin-bottom="0.111in" style:page-number="1"/>
      <style:text-properties fo:font-weight="bold" style:font-weight-asian="bold"/>
    </style:style>
    <style:style style:name="P11" style:family="paragraph" style:parent-style-name="Standard">
      <style:paragraph-properties loext:contextual-spacing="false" fo:margin-top="0in" fo:margin-bottom="0.111in"/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Język programowania: C#</text:p>
      <text:p text:style-name="P11">Środowisko: Visual Studio 2017</text:p>
      <text:p text:style-name="P11"/>
      <text:p text:style-name="P11">Rozpisanie projektu na części</text:p>
      <text:p text:style-name="P4">1 ETAP</text:p>
      <text:p text:style-name="P4"/>
      <text:p text:style-name="P3">Menu (<text:span text:style-name="T1">Adrian</text:span>)</text:p>
      <text:p text:style-name="P3"><text:tab/>Jeżeli znajduje save’a, pojawia się Przycisk „wznów”</text:p>
      <text:p text:style-name="P3"/>
      <text:p text:style-name="P1"><text:tab/>Przycisk „Nowa gra”</text:p>
      <text:p text:style-name="P1"><text:tab/><text:tab/>Przycisk „Gra jednoosobowa”</text:p>
      <text:p text:style-name="P1"><text:tab/><text:tab/><text:tab/>3 przyciski z poziomem trudności do wyboru</text:p>
      <text:p text:style-name="P1"><text:tab/><text:tab/>Przycisk „Gra wieloosobowa”</text:p>
      <text:p text:style-name="P1"><text:tab/><text:tab/><text:tab/>Przycisk „Wspólna sesja”</text:p>
      <text:p text:style-name="P1"><text:tab/><text:tab/><text:tab/>Przycisk „Gra lokalna”</text:p>
      <text:p text:style-name="P1"><text:tab/><text:tab/><text:tab/><text:tab/>Przycisk „Stwórz pokój”</text:p>
      <text:p text:style-name="P1"><text:tab/><text:tab/><text:tab/><text:tab/>Przycisk „Znajdź pokój”</text:p>
      <text:p text:style-name="P1"><text:tab/>Przycisk „Wczytaj”</text:p>
      <text:p text:style-name="P1"><text:tab/><text:tab/>Okienko z save’ami</text:p>
      <text:p text:style-name="P7">Przycisk „Opcje”</text:p>
      <text:p text:style-name="P8"><text:tab/>(Limit czasu na ruch)</text:p>
      <text:p text:style-name="P1"><text:tab/>Przycisk „Wyjście”</text:p>
      <text:p text:style-name="P1"/>
      <text:p text:style-name="P1">Plansza (<text:span text:style-name="T1">Konrad, Piotrek</text:span>)</text:p>
      <text:p text:style-name="P1"><text:tab/>Grafika planszy</text:p>
      <text:p text:style-name="P1"><text:tab/>Roboczy odpowiednik planszy (np. tablica dwuwymiarowa)</text:p>
      <text:p text:style-name="P1"/>
      <text:p text:style-name="P4">2 ETAP</text:p>
      <text:p text:style-name="P4"/>
      <text:p text:style-name="P1">Pionki i figury (<text:span text:style-name="T2">Konrad, </text:span><text:span text:style-name="T2">Adrian</text:span>)</text:p>
      <text:p text:style-name="P1">Walidacja ruchu pionka lub figury (<text:span text:style-name="T2">Konrad, </text:span><text:span text:style-name="T2">Adrian</text:span>)</text:p>
      <text:p text:style-name="P1"/>
      <text:p text:style-name="P1">GameManager (<text:span text:style-name="T2">Piotrek</text:span>)</text:p>
      <text:p text:style-name="P1"><text:tab/>QuickSave każdego ruchu</text:p>
      <text:p text:style-name="P1"><text:soft-page-break/><text:tab/>Prowadzenie historii rozgrywki</text:p>
      <text:p text:style-name="P1"><text:tab/>Obsługa cofania jednego ruchu</text:p>
      <text:p text:style-name="P9">Gromadzenie danych do zapisu</text:p>
      <text:p text:style-name="P5">3 ETAP</text:p>
      <text:p text:style-name="P4"/>
      <text:p text:style-name="P1"><text:bookmark text:name="_rpp92i85evkl"/>Rozróżnienie graczy i czas (<text:span text:style-name="T2">Adrian</text:span>)</text:p>
      <text:p text:style-name="P1"><text:bookmark text:name="_gjdgxs"/>Multiplayer na jednym komputerze (<text:span text:style-name="T2">Piotrek, </text:span><text:span text:style-name="T2">Konrad</text:span>)</text:p>
      <text:p text:style-name="P1"/>
      <text:p text:style-name="P4">4 ETAP</text:p>
      <text:p text:style-name="P5"/>
      <text:p text:style-name="P6">Sztuczna inteligencja (<text:span text:style-name="T1">Adrian, Konrad, Piotrek</text:span>)</text:p>
      <text:p text:style-name="P4"/>
      <text:p text:style-name="P4">5 ETAP</text:p>
      <text:p text:style-name="P4"/>
      <text:p text:style-name="P1"><text:bookmark text:name="_rpp92i85evkl1"/>Multiplayer sieciowy (<text:span text:style-name="T1">Adrian, Konrad, Piotrek</text:span>)</text:p>
      <text:p text:style-name="P1"><text:bookmark text:name="_gp6higa4m8uy"/>Złożenie programu w całość (<text:span text:style-name="T1">Adrian, Konrad, Piotrek</text:span>)</text:p>
      <text:p text:style-name="P1"><text:bookmark text:name="_gjdgxs1"/>Dokumentacja (<text:span text:style-name="T1">Adrian, Konrad, Piotrek</text:span>)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pl" fo:country="PL" fo:font-style="normal" style:text-underline-style="none" fo:font-weight="normal" style:letter-kerning="false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position="0% 100%" style:font-name="Calibri" fo:font-size="11pt" fo:language="pl" fo:country="PL" fo:font-style="normal" style:text-underline-style="none" fo:font-weight="normal" style:letter-kerning="false" fo:background-color="transparent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loext:contextual-spacing="false" fo:margin="100%" fo:margin-left="0in" fo:margin-right="0in" fo:margin-top="0in" fo:margin-bottom="0.111in" fo:line-height="108%" fo:text-align="start" style:justify-single-word="false" fo:keep-together="auto" fo:orphans="2" fo:widows="2" fo:text-indent="0in" style:auto-text-indent="false" fo:padding="0in" fo:border="none" fo:keep-with-next="auto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15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3335in" fo:margin-bottom="0.0835in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25in" fo:margin-bottom="0.0555in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1945in" fo:margin-bottom="0.0555in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1665in" fo:margin-bottom="0.028in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1528in" fo:margin-bottom="0.028in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139in" fo:margin-bottom="0.028in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.3335in" fo:margin-bottom="0.0835in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.25in" fo:margin-bottom="0.0555in" fo:line-height="100%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8-03-09T12:26:26.39</dc:date>
    <meta:editing-duration>PT7M21S</meta:editing-duration>
    <meta:editing-cycles>2</meta:editing-cycles>
    <meta:document-statistic meta:table-count="0" meta:image-count="0" meta:object-count="0" meta:page-count="2" meta:paragraph-count="39" meta:word-count="142" meta:character-count="1083"/>
  </office:meta>
</office:document-meta>
</file>